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19584" officeooo:paragraph-rsid="0016e681" style:font-weight-asian="normal" style:font-weight-complex="normal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4edb94" officeooo:paragraph-rsid="0016e681" style:font-weight-asian="normal" style:font-weight-complex="normal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0b69ca" officeooo:paragraph-rsid="0016e681" style:font-weight-asian="normal" style:font-weight-complex="normal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a0a24" officeooo:paragraph-rsid="0016e681" style:font-weight-asian="normal" style:font-weight-complex="normal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a0a24" officeooo:paragraph-rsid="0020eb1a" style:font-weight-asian="normal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95be9" officeooo:paragraph-rsid="0016e681" style:font-weight-asian="normal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95be9" officeooo:paragraph-rsid="0020eb1a" style:font-weight-asian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d7d76" officeooo:paragraph-rsid="0016e681" style:font-weight-asian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b3071" officeooo:paragraph-rsid="0016e681" style:font-weight-asian="normal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101e01" officeooo:paragraph-rsid="0016e681" style:font-weight-asian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2e8a65" officeooo:paragraph-rsid="0016e681" style:font-weight-asian="normal" style:font-weight-complex="normal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42394c" officeooo:paragraph-rsid="0016e681" style:font-weight-asian="normal" style:font-weight-complex="normal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33fece" officeooo:paragraph-rsid="0016e681" style:font-weight-asian="normal" style:font-weight-complex="normal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4dac37" officeooo:paragraph-rsid="0016e681" style:font-weight-asian="normal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weight="bold" officeooo:rsid="0006a390" officeooo:paragraph-rsid="0016e681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6pt" fo:font-weight="bold" officeooo:rsid="004f61ae" officeooo:paragraph-rsid="001b4b4b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0b69ca" officeooo:paragraph-rsid="0016e681" style:font-weight-asian="bold" style:font-weight-complex="bold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0987e1" officeooo:paragraph-rsid="0016e681" style:font-weight-asian="bold" style:font-weight-complex="bold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101e01" officeooo:paragraph-rsid="0016e681" style:font-weight-asian="bold" style:font-weight-complex="bold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4e466a" officeooo:paragraph-rsid="0016e681" style:font-weight-asian="bold" style:font-weight-complex="bold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2e8a65" officeooo:paragraph-rsid="0016e681" style:font-weight-asian="bold" style:font-weight-complex="bold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2324cf" officeooo:paragraph-rsid="002324cf" style:font-weight-asian="bold" style:font-weight-complex="bold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0987e1" officeooo:paragraph-rsid="0016e681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384285" officeooo:paragraph-rsid="0016e681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16e681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01e01" officeooo:paragraph-rsid="002324cf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248cf" officeooo:paragraph-rsid="0016e681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3a0427" officeooo:paragraph-rsid="0016e681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5610ed" officeooo:paragraph-rsid="0016e681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31e16" officeooo:paragraph-rsid="0016e681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5d9e6f" officeooo:paragraph-rsid="0016e681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5a34c9" officeooo:paragraph-rsid="0016e681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4020f4" officeooo:paragraph-rsid="0016e681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42394c" officeooo:paragraph-rsid="0016e681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16e681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78ebf" officeooo:paragraph-rsid="0016e681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0794f0" officeooo:paragraph-rsid="0016e681"/>
    </style:style>
    <style:style style:name="P38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fo:font-weight="bold" officeooo:rsid="000b69ca" officeooo:paragraph-rsid="0016e681" style:font-weight-asian="bold" style:font-weight-complex="bold"/>
    </style:style>
    <style:style style:name="P39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fo:font-weight="bold" officeooo:rsid="002324cf" officeooo:paragraph-rsid="002324cf" style:font-weight-asian="bold" style:font-weight-complex="bold"/>
    </style:style>
    <style:style style:name="P4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6pt" fo:font-weight="bold" officeooo:rsid="0006a390" officeooo:paragraph-rsid="0016e681" style:font-size-asian="16pt" style:font-weight-asian="bold" style:font-size-complex="16pt" style:font-weight-complex="bold"/>
    </style:style>
    <style:style style:name="P4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weight="bold" officeooo:rsid="0006a390" officeooo:paragraph-rsid="0016e681" style:font-weight-asian="bold" style:font-weight-complex="bold"/>
    </style:style>
    <style:style style:name="P4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weight="bold" officeooo:rsid="000987e1" officeooo:paragraph-rsid="0016e681" style:font-weight-asian="bold" style:font-weight-complex="bold"/>
    </style:style>
    <style:style style:name="P4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rsid="000794f0" officeooo:paragraph-rsid="0016e681"/>
    </style:style>
    <style:style style:name="P4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rsid="000987e1" officeooo:paragraph-rsid="0016e681"/>
    </style:style>
    <style:style style:name="T1" style:family="text">
      <style:text-properties officeooo:rsid="0064f4e0"/>
    </style:style>
    <style:style style:name="T2" style:family="text">
      <style:text-properties officeooo:rsid="00089398"/>
    </style:style>
    <style:style style:name="T3" style:family="text">
      <style:text-properties officeooo:rsid="000ccd9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69ca" style:font-weight-asian="normal" style:font-weight-complex="normal"/>
    </style:style>
    <style:style style:name="T6" style:family="text">
      <style:text-properties fo:font-weight="normal" officeooo:rsid="00249003" style:font-weight-asian="normal" style:font-weight-complex="normal"/>
    </style:style>
    <style:style style:name="T7" style:family="text">
      <style:text-properties fo:font-weight="normal" officeooo:rsid="002a0a24" style:font-weight-asian="normal" style:font-weight-complex="normal"/>
    </style:style>
    <style:style style:name="T8" style:family="text">
      <style:text-properties fo:font-weight="normal" officeooo:rsid="002a10f6" style:font-weight-asian="normal" style:font-weight-complex="normal"/>
    </style:style>
    <style:style style:name="T9" style:family="text">
      <style:text-properties fo:font-weight="normal" officeooo:rsid="002b3071" style:font-weight-asian="normal" style:font-weight-complex="normal"/>
    </style:style>
    <style:style style:name="T10" style:family="text">
      <style:text-properties officeooo:rsid="001248cf"/>
    </style:style>
    <style:style style:name="T11" style:family="text">
      <style:text-properties officeooo:rsid="0013d177"/>
    </style:style>
    <style:style style:name="T12" style:family="text">
      <style:text-properties officeooo:rsid="00146892"/>
    </style:style>
    <style:style style:name="T13" style:family="text">
      <style:text-properties officeooo:rsid="002150d6"/>
    </style:style>
    <style:style style:name="T14" style:family="text">
      <style:text-properties officeooo:rsid="003a0427"/>
    </style:style>
    <style:style style:name="T15" style:family="text">
      <style:text-properties officeooo:rsid="00519609"/>
    </style:style>
    <style:style style:name="T16" style:family="text">
      <style:text-properties officeooo:rsid="003a8c5f"/>
    </style:style>
    <style:style style:name="T17" style:family="text">
      <style:text-properties officeooo:rsid="005610ed"/>
    </style:style>
    <style:style style:name="T18" style:family="text">
      <style:text-properties officeooo:rsid="0015cb90"/>
    </style:style>
    <style:style style:name="T19" style:family="text">
      <style:text-properties officeooo:rsid="00170071"/>
    </style:style>
    <style:style style:name="T20" style:family="text">
      <style:text-properties officeooo:rsid="0052937d"/>
    </style:style>
    <style:style style:name="T21" style:family="text">
      <style:text-properties officeooo:rsid="00173add"/>
    </style:style>
    <style:style style:name="T22" style:family="text">
      <style:text-properties officeooo:rsid="001aea1b"/>
    </style:style>
    <style:style style:name="T23" style:family="text">
      <style:text-properties officeooo:rsid="001c296d"/>
    </style:style>
    <style:style style:name="T24" style:family="text">
      <style:text-properties officeooo:rsid="001dc4e6"/>
    </style:style>
    <style:style style:name="T25" style:family="text">
      <style:text-properties officeooo:rsid="005698b5"/>
    </style:style>
    <style:style style:name="T26" style:family="text">
      <style:text-properties officeooo:rsid="001f9a11"/>
    </style:style>
    <style:style style:name="T27" style:family="text">
      <style:text-properties officeooo:rsid="0057449c"/>
    </style:style>
    <style:style style:name="T28" style:family="text">
      <style:text-properties officeooo:rsid="0058f28f"/>
    </style:style>
    <style:style style:name="T29" style:family="text">
      <style:text-properties officeooo:rsid="003e0e69"/>
    </style:style>
    <style:style style:name="T30" style:family="text">
      <style:text-properties officeooo:rsid="003f8367"/>
    </style:style>
    <style:style style:name="T31" style:family="text">
      <style:text-properties officeooo:rsid="00582cbf"/>
    </style:style>
    <style:style style:name="T32" style:family="text">
      <style:text-properties officeooo:rsid="003fb186"/>
    </style:style>
    <style:style style:name="T33" style:family="text">
      <style:text-properties officeooo:rsid="005a3786"/>
    </style:style>
    <style:style style:name="T34" style:family="text">
      <style:text-properties officeooo:rsid="005bc2f2"/>
    </style:style>
    <style:style style:name="T35" style:family="text">
      <style:text-properties officeooo:rsid="005be0ad"/>
    </style:style>
    <style:style style:name="T36" style:family="text">
      <style:text-properties officeooo:rsid="004020f4"/>
    </style:style>
    <style:style style:name="T37" style:family="text">
      <style:text-properties officeooo:rsid="002092ba"/>
    </style:style>
    <style:style style:name="T38" style:family="text">
      <style:text-properties officeooo:rsid="00405e84"/>
    </style:style>
    <style:style style:name="T39" style:family="text">
      <style:text-properties officeooo:rsid="0042c3dc"/>
    </style:style>
    <style:style style:name="T40" style:family="text">
      <style:text-properties officeooo:rsid="00249003"/>
    </style:style>
    <style:style style:name="T41" style:family="text">
      <style:text-properties officeooo:rsid="003c1be6"/>
    </style:style>
    <style:style style:name="T42" style:family="text">
      <style:text-properties officeooo:rsid="00213859"/>
    </style:style>
    <style:style style:name="T43" style:family="text">
      <style:text-properties officeooo:rsid="00278ebf"/>
    </style:style>
    <style:style style:name="T44" style:family="text">
      <style:text-properties officeooo:rsid="00295be9"/>
    </style:style>
    <style:style style:name="T45" style:family="text">
      <style:text-properties officeooo:rsid="002d7d76"/>
    </style:style>
    <style:style style:name="T46" style:family="text">
      <style:text-properties officeooo:rsid="002a0a24"/>
    </style:style>
    <style:style style:name="T47" style:family="text">
      <style:text-properties officeooo:rsid="0035535d"/>
    </style:style>
    <style:style style:name="T48" style:family="text">
      <style:text-properties officeooo:rsid="0033fece"/>
    </style:style>
    <style:style style:name="T49" style:family="text">
      <style:text-properties officeooo:rsid="0049d51e"/>
    </style:style>
    <style:style style:name="T50" style:family="text">
      <style:text-properties officeooo:rsid="00308628"/>
    </style:style>
    <style:style style:name="T51" style:family="text">
      <style:text-properties officeooo:rsid="004bfb23"/>
    </style:style>
    <style:style style:name="T52" style:family="text">
      <style:text-properties officeooo:rsid="00316d73"/>
    </style:style>
    <style:style style:name="T53" style:family="text">
      <style:text-properties officeooo:rsid="0034a312"/>
    </style:style>
    <style:style style:name="T54" style:family="text">
      <style:text-properties officeooo:rsid="006109fb"/>
    </style:style>
    <style:style style:name="T55" style:family="text">
      <style:text-properties officeooo:rsid="0016e681"/>
    </style:style>
    <style:style style:name="T56" style:family="text">
      <style:text-properties officeooo:rsid="001c26fa"/>
    </style:style>
    <style:style style:name="T57" style:family="text">
      <style:text-properties officeooo:rsid="0020eb1a"/>
    </style:style>
    <style:style style:name="T58" style:family="text">
      <style:text-properties officeooo:rsid="002324cf"/>
    </style:style>
    <style:style style:name="T59" style:family="text">
      <style:text-properties officeooo:rsid="002413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CPI API позиционеров RADIOLINE. <text:line-break/><text:span text:style-name="T55">(Базовый API, Перемещение).</text:span></text:p>
      <text:p text:style-name="P16">Версия 2. <text:span text:style-name="T1">27.11.2017</text:span></text:p>
      <text:p text:style-name="P40"/>
      <text:p text:style-name="P17">1. Общая информация.</text:p>
      <text:p text:style-name="P41"/>
      <text:p text:style-name="P37">Для управления изделием используется протокол SCPI std V1999.0 4.2.1, дополненный системой подписки на уведомления. <text:span text:style-name="T2">Рабочее название системы уведомлений – NCPI</text:span>. <text:span text:style-name="T3">Формат NCPI комманд подчиняется стандарту SCPI команд (</text:span>SCPI std V1999.0 4.2.1<text:span text:style-name="T3">).</text:span></text:p>
      <text:p text:style-name="P43"/>
      <text:p text:style-name="P36">Подробнее о системе NCPI в секции <text:span text:style-name="T5">NCPI </text:span><text:span text:style-name="T4">protocol reference.</text:span></text:p>
      <text:p text:style-name="P43"/>
      <text:p text:style-name="P23">Порт SCPI консоли 5025 (стандартный порт для SCPI-консолей).</text:p>
      <text:p text:style-name="P23"><text:span text:style-name="T3">П</text:span>орт NCPI консоли 5026.</text:p>
      <text:p text:style-name="P23"/>
      <text:p text:style-name="P24">При работе с библиотекой VISA поддерживается режим socket. Режим intstrumet не поддерживается.</text:p>
      <text:p text:style-name="P42"/>
      <text:p text:style-name="P17"/>
      <text:p text:style-name="P38">2. <text:span text:style-name="T56">Стандартные комманды</text:span> SCPI.</text:p>
      <text:p text:style-name="P18"/>
      <text:p text:style-name="P19">SCPI std V1999.0 4.1.1</text:p>
      <text:p text:style-name="P25">*CLS </text:p>
      <text:p text:style-name="P25"><text:tab/>Очистка стека ошибок.</text:p>
      <text:p text:style-name="P25">*ESE </text:p>
      <text:p text:style-name="P25"><text:tab/>Игнорируется.</text:p>
      <text:p text:style-name="P25">*ESE?<text:tab/></text:p>
      <text:p text:style-name="P25"><text:span text:style-name="T10"><text:tab/>И</text:span>норируется. (возврат единицы)</text:p>
      <text:p text:style-name="P25">*ESR?</text:p>
      <text:p text:style-name="P25"><text:tab/>Игнорируется. (возврат единицы)</text:p>
      <text:p text:style-name="P25">*IDN?</text:p>
      <text:p text:style-name="P25"><text:tab/>Запрос идентификатор прибора. </text:p>
      <text:p text:style-name="P25">*OPC </text:p>
      <text:p text:style-name="P25"><text:tab/>Игнорируется</text:p>
      <text:p text:style-name="P25">*OPC?</text:p>
      <text:p text:style-name="P25"><text:tab/>Игнорируется. (возврат единицы)</text:p>
      <text:p text:style-name="P25">*RST </text:p>
      <text:p text:style-name="P27"><text:tab/>Предпологаемая функциональность: Остановка всех осей, сброс, по возможности, всех устройств, перезапуск компьютера.</text:p>
      <text:p text:style-name="P25">*SRE</text:p>
      <text:p text:style-name="P25"><text:tab/><text:span text:style-name="T11">Игнорируется</text:span></text:p>
      <text:p text:style-name="P25">*SRE?</text:p>
      <text:p text:style-name="P25"><text:tab/>Игнорируется. (возврат единицы)</text:p>
      <text:p text:style-name="P25">*STB?</text:p>
      <text:p text:style-name="P25"><text:tab/>Игнорируется. (возврат единицы)</text:p>
      <text:p text:style-name="P25">*WAI</text:p>
      <text:p text:style-name="P25"><text:tab/>Игнорируется.</text:p>
      <text:p text:style-name="P19"/>
      <text:p text:style-name="P19">SCPI std V1999.0 4.2.1</text:p>
      <text:p text:style-name="P25">SYSTem:ERRor[:NEXT]?</text:p>
      <text:p text:style-name="P25"><text:tab/><text:span text:style-name="T12">Возврат следующего сообщения об ошибке.</text:span></text:p>
      <text:p text:style-name="P25"/>
      <text:p text:style-name="P25">SYSTem:ERRor:COUNt?</text:p>
      <text:p text:style-name="P25"><text:tab/><text:span text:style-name="T12">Количество ошибок в стеке.</text:span></text:p>
      <text:p text:style-name="P25"/>
      <text:p text:style-name="P25">SYSTem:VERSion?</text:p>
      <text:p text:style-name="P25"><text:tab/><text:span text:style-name="T12">Версия SCPI протокола.</text:span></text:p>
      <text:p text:style-name="P25"/>
      <text:p text:style-name="P19">System’s API</text:p>
      <text:p text:style-name="P25">SYSTem:PRESet</text:p>
      <text:p text:style-name="P25"><text:tab/><text:span text:style-name="T12">Сброс всех устройств в состояние по умолчанию, сброс всех настроек.</text:span></text:p>
      <text:p text:style-name="P25"/>
      <text:p text:style-name="P25">SYSTem:<text:span text:style-name="T13">STATus?</text:span></text:p>
      <text:p text:style-name="P25"><text:tab/><text:span text:style-name="T13">Запрос статуса готовности устройства</text:span></text:p>
      <text:p text:style-name="P25"><text:tab/><text:span text:style-name="T14">Ответ:</text:span></text:p>
      <text:p text:style-name="P25"><text:tab/><text:span text:style-name="T14">0 – Система готова.</text:span></text:p>
      <text:p text:style-name="P28"><text:tab/>1 – Система не готова.</text:p>
      <text:p text:style-name="P25"/>
      <text:p text:style-name="P25">SYSTem:<text:span text:style-name="T15">STOP</text:span></text:p>
      <text:p text:style-name="P25"><text:tab/><text:span text:style-name="T15">Выполнить остановку движения по всем осям.</text:span></text:p>
      <text:p text:style-name="P25"/>
      <text:p text:style-name="P22"><text:soft-page-break/>3. Команды осей:</text:p>
      <text:p text:style-name="P25"><text:span text:style-name="T16">SYSTem</text:span>:<text:span text:style-name="T16">AXES</text:span>TOTal?</text:p>
      <text:p text:style-name="P25"><text:tab/><text:span text:style-name="T12">Количество осей в системе</text:span></text:p>
      <text:p text:style-name="P25"/>
      <text:p text:style-name="P25">AXIS#:PRESET</text:p>
      <text:p text:style-name="P25"><text:tab/><text:span text:style-name="T12">Возврат устройств оси к значениям по умолчанию.</text:span></text:p>
      <text:p text:style-name="P25"/>
      <text:p text:style-name="P25">AXIS#:SPEeed <text:span text:style-name="T58">rpm</text:span></text:p>
      <text:p text:style-name="P25"><text:tab/><text:span text:style-name="T12">Установка скорости в об/мин</text:span></text:p>
      <text:p text:style-name="P25"><text:tab/><text:span text:style-name="T59">rpm – скорость в об/мин</text:span></text:p>
      <text:p text:style-name="P25"/>
      <text:p text:style-name="P25">AXIS#:SPEeed?</text:p>
      <text:p text:style-name="P25"><text:tab/><text:span text:style-name="T18">Запрос скорости в об/мин.</text:span></text:p>
      <text:p text:style-name="P25"/>
      <text:p text:style-name="P25">AXIS#:<text:span text:style-name="T19">U</text:span>SPEee<text:span text:style-name="T20">d upm</text:span></text:p>
      <text:p text:style-name="P25"><text:tab/><text:span text:style-name="T12">Установка скорости в unit/мин</text:span></text:p>
      <text:p text:style-name="P25"><text:tab/><text:span text:style-name="T58">upm – скорость в unit/мин</text:span></text:p>
      <text:p text:style-name="P25"/>
      <text:p text:style-name="P25">AXIS#:<text:span text:style-name="T19">U</text:span>SPEeed?</text:p>
      <text:p text:style-name="P25"><text:tab/><text:span text:style-name="T18">Запрос скорости в unit/мин.</text:span></text:p>
      <text:p text:style-name="P25"/>
      <text:p text:style-name="P25">AXIS#:ACCel <text:span text:style-name="T17">ms</text:span></text:p>
      <text:p text:style-name="P25"><text:tab/><text:span text:style-name="T21">Установка</text:span> <text:span text:style-name="T21">зоны разгона и торможения для операций типа MOV и JOG. Задаётся в интервалах времени. Интервал времени выражен в микросекундах. Характер движения в зоне разгона – ускорение == const.</text:span></text:p>
      <text:p text:style-name="P25"><text:tab/><text:span text:style-name="T17">ms – интервал времени в миллисекундах. </text:span></text:p>
      <text:p text:style-name="P25"/>
      <text:p text:style-name="P25">AXIS#:ACCel?</text:p>
      <text:p text:style-name="P25"><text:tab/><text:span text:style-name="T22">Запрос зоны разгона и торможения в миллисекундах.</text:span></text:p>
      <text:p text:style-name="P25"><text:tab/></text:p>
      <text:p text:style-name="P25">AXIS#:GAIN?</text:p>
      <text:p text:style-name="P25"><text:tab/><text:span text:style-name="T57">Запрос <text:s/>количества импульсов энкодера в одном юните.</text:span></text:p>
      <text:p text:style-name="P25"/>
      <text:p text:style-name="P25">AXIS#:MOVe[:RELative] <text:span text:style-name="T58">dist</text:span></text:p>
      <text:p text:style-name="P25"><text:tab/><text:span text:style-name="T23">Относительное перемещение (в импульсах энкодера).</text:span></text:p>
      <text:p text:style-name="P29"><text:tab/><text:span text:style-name="T58">dist</text:span> – количество импульсов. Знак определяет направление перемещения.</text:p>
      <text:p text:style-name="P25"/>
      <text:p text:style-name="P25">AXIS#:MOVe:ABSolute <text:span text:style-name="T58">pos <text:tab/>(Опциональный)</text:span></text:p>
      <text:p text:style-name="P25"><text:tab/><text:span text:style-name="T24">Абсолютное перемещение (в импульсах энкодера).</text:span></text:p>
      <text:p text:style-name="P25"><text:tab/><text:span text:style-name="T58">pos - позиция в импульсах в абсолютной шкале.</text:span></text:p>
      <text:p text:style-name="P25"/>
      <text:p text:style-name="P25">AXIS#:UMOVe[:RELative] <text:s/><text:span text:style-name="T58">dist</text:span></text:p>
      <text:p text:style-name="P25"><text:tab/><text:span text:style-name="T23">Относительное перемещение (в unit).</text:span></text:p>
      <text:p text:style-name="P25"><text:tab/><text:span text:style-name="T58">dist – расстояние в юнитах.</text:span></text:p>
      <text:p text:style-name="P25"/>
      <text:p text:style-name="P25">AXIS#:UMOVe:ABSolute <text:span text:style-name="T58">pos</text:span><text:tab/><text:span text:style-name="T16">(Опциональный)</text:span></text:p>
      <text:p text:style-name="P25"><text:tab/><text:span text:style-name="T24">Абсолютное перемещение (в unit).</text:span></text:p>
      <text:p text:style-name="P25"><text:tab/><text:span text:style-name="T58">pos –абсолютное положение в юнитах.</text:span></text:p>
      <text:p text:style-name="P25"/>
      <text:p text:style-name="P25">AXIS#:JOG <text:span text:style-name="T58">dir</text:span></text:p>
      <text:p text:style-name="P25"><text:tab/><text:span text:style-name="T26">Движение с постоянной скоростью.</text:span></text:p>
      <text:p text:style-name="P29"><text:tab/><text:span text:style-name="T58">Dir – 0 – в положительном направлении, 1 — в отрицательном направлении</text:span>.</text:p>
      <text:p text:style-name="P25"><text:soft-page-break/></text:p>
      <text:p text:style-name="P25">AXIS#:<text:span text:style-name="T27">STOP</text:span></text:p>
      <text:p text:style-name="P25"><text:tab/><text:span text:style-name="T27">Остановить ось.</text:span></text:p>
      <text:p text:style-name="P25"/>
      <text:p text:style-name="P30">AXIS#:<text:span text:style-name="T16">SETZERo</text:span></text:p>
      <text:p text:style-name="P30"><text:tab/>Сброс абсолютного положения в ноль.</text:p>
      <text:p text:style-name="P30"/>
      <text:p text:style-name="P30">AXIS#:<text:span text:style-name="T29">SET</text:span>REF<text:span text:style-name="T30">erence pos (Опциональный)</text:span></text:p>
      <text:p text:style-name="P30"><text:tab/>Сброс абсолютного положения в заданное значение.</text:p>
      <text:p text:style-name="P30"><text:tab/><text:span text:style-name="T58">pos – новая текущая позиция в импульсах.</text:span></text:p>
      <text:p text:style-name="P30"/>
      <text:p text:style-name="P30">AXIS#:<text:span text:style-name="T29">SETU</text:span>REF<text:span text:style-name="T30">erence upos (Опциональный)</text:span></text:p>
      <text:p text:style-name="P30"><text:tab/>Сброс абсолютного положения в заданное значение <text:span text:style-name="T32">(в юнитах)</text:span>.</text:p>
      <text:p text:style-name="P30"><text:tab/><text:span text:style-name="T58">upos – новая текущая позиция в юнитах.</text:span></text:p>
      <text:p text:style-name="P25"/>
      <text:p text:style-name="P25">AXIS#:STATus:IDN?</text:p>
      <text:p text:style-name="P25"><text:tab/><text:span text:style-name="T26">Запрос идентификатора оси.</text:span></text:p>
      <text:p text:style-name="P25"/>
      <text:p text:style-name="P25">AXIS#:STATus:POSition?</text:p>
      <text:p text:style-name="P25"><text:tab/><text:span text:style-name="T26">Запрос положения в (в импульсах энкодера).</text:span></text:p>
      <text:p text:style-name="P25"/>
      <text:p text:style-name="P25">AXIS#:STATus:UPOSition?</text:p>
      <text:p text:style-name="P25"><text:tab/><text:span text:style-name="T26">Запрос положения в (в unit).</text:span></text:p>
      <text:p text:style-name="P25"/>
      <text:p text:style-name="P32">AXIS#:SETTINGS:RATIO?</text:p>
      <text:p text:style-name="P32"><text:tab/><text:span text:style-name="T22">Возвращает <text:s/>количество импульсов энкодера в одном юните.</text:span></text:p>
      <text:p text:style-name="P32"/>
      <text:p text:style-name="P32">AXIS#:SETTINGS:DEFSPEed?</text:p>
      <text:p text:style-name="P32"><text:tab/><text:span text:style-name="T33">Вернуть скорость устанавливаемую по умолчанию.</text:span></text:p>
      <text:p text:style-name="P32"/>
      <text:p text:style-name="P32">AXIS#:SETTINGS:DEFACCel?</text:p>
      <text:p text:style-name="P32"><text:tab/><text:span text:style-name="T33">Вернуть длительность разгона в миллисекундах.</text:span></text:p>
      <text:p text:style-name="P32"/>
      <text:p text:style-name="P32">AXIS#:SETTINGS:MAXSPEed?</text:p>
      <text:p text:style-name="P32"><text:tab/><text:span text:style-name="T34">Вернуть максимальную скорость в оборотах в минуту.</text:span></text:p>
      <text:p text:style-name="P32"/>
      <text:p text:style-name="P32">AXIS#:SETTINGS:MINAccel?</text:p>
      <text:p text:style-name="P32"><text:tab/><text:span text:style-name="T34">Вернуть минимальный интервал времени разгона.</text:span></text:p>
      <text:p text:style-name="P32"/>
      <text:p text:style-name="P32">AXIS#:SETTINGS:UBACKLIMit?</text:p>
      <text:p text:style-name="P32"><text:tab/><text:span text:style-name="T35">Вернуть предел перемещения <text:s/>в направлении назад.</text:span></text:p>
      <text:p text:style-name="P32"/>
      <text:p text:style-name="P32">AXIS#:SETTINGS:U<text:span text:style-name="T35">FORW</text:span>LIMit?</text:p>
      <text:p text:style-name="P32"><text:tab/><text:span text:style-name="T35">Вернуть предел перемещения <text:s/>в направлении вперед.</text:span></text:p>
      <text:p text:style-name="P25"/>
      <text:p text:style-name="P25">AXIS#:STATus:LSWItch?</text:p>
      <text:p text:style-name="P25"><text:tab/><text:span text:style-name="T26">Запрос статуса концевых датчиков. </text:span></text:p>
      <text:p text:style-name="P25"><text:tab/><text:span text:style-name="T36">Ответ:<text:line-break/><text:tab/>0 – нет срабатывания,</text:span></text:p>
      <text:p text:style-name="P33"><text:tab/>1 - левый,</text:p>
      <text:p text:style-name="P33"><text:tab/>2 - правый,</text:p>
      <text:p text:style-name="P33"><text:tab/>10 – выдается при срабатывании обоих концевиков (вероятна ошибка).</text:p>
      <text:p text:style-name="P25"><text:soft-page-break/></text:p>
      <text:p text:style-name="P25">AXIS#:STATus:O<text:span text:style-name="T26">P</text:span>code?</text:p>
      <text:p text:style-name="P25"><text:tab/><text:span text:style-name="T37">Запрос кода выполняемой операции.</text:span></text:p>
      <text:p text:style-name="P25"><text:tab/><text:span text:style-name="T38">Ответ:</text:span></text:p>
      <text:p text:style-name="P34"><text:tab/>0 – Нет операции,</text:p>
      <text:p text:style-name="P34"><text:tab/>1 - <text:s/>Задание на движение,</text:p>
      <text:p text:style-name="P34"><text:tab/>-1 – Готовность к выполнению задания на движение,</text:p>
      <text:p text:style-name="P34"><text:tab/>2 – <text:span text:style-name="T39">Режим сканирования</text:span>,</text:p>
      <text:p text:style-name="P25"/>
      <text:p text:style-name="P25">AXIS#:STATus[:STATus]?</text:p>
      <text:p text:style-name="P25"><text:tab/><text:span text:style-name="T37">Запрос статуса готовности оси.</text:span></text:p>
      <text:p text:style-name="P25"><text:tab/><text:span text:style-name="T14">Ответ:</text:span></text:p>
      <text:p text:style-name="P25"><text:tab/><text:span text:style-name="T14">0 – Ось готова.</text:span></text:p>
      <text:p text:style-name="P28"><text:tab/>1 – Ось не готова.</text:p>
      <text:p text:style-name="P25"/>
      <text:p text:style-name="P25">AXIS#:STATus:DEVS?</text:p>
      <text:p text:style-name="P25"><text:tab/><text:span text:style-name="T37">Запрос кодов устройств, образующих ось.</text:span></text:p>
      <text:p text:style-name="P1"/>
      <text:p text:style-name="P1">AXIS#:COMPat:ABSMove?</text:p>
      <text:p text:style-name="P1"><text:tab/><text:span text:style-name="T40">Запрос наличия команды абсолютного перемещения.</text:span></text:p>
      <text:p text:style-name="P1"/>
      <text:p text:style-name="P1">AXIS#:COMPat:REFSet?</text:p>
      <text:p text:style-name="P1"><text:tab/><text:span text:style-name="T40">Запрос наличия функции установки текущего абсолютного положения.</text:span></text:p>
      <text:p text:style-name="P20"/>
      <text:p text:style-name="P2"/>
      <text:p text:style-name="P39">4. Команды устройств:</text:p>
      <text:p text:style-name="P25"><text:span text:style-name="T41">SYSTem:</text:span>DEVSTOTal?</text:p>
      <text:p text:style-name="P25"><text:tab/><text:span text:style-name="T42">Количество зарегистрированных устройств.</text:span></text:p>
      <text:p text:style-name="P25"/>
      <text:p text:style-name="P25">DEV#:PRESET</text:p>
      <text:p text:style-name="P25"><text:tab/><text:span text:style-name="T42">Возврат параметров устройства к параметрам по умолчанию.</text:span></text:p>
      <text:p text:style-name="P25"/>
      <text:p text:style-name="P25">DEV#:IDN?</text:p>
      <text:p text:style-name="P25"><text:tab/><text:span text:style-name="T42">Запрос идентификатора устройства.</text:span></text:p>
      <text:p text:style-name="P25"/>
      <text:p text:style-name="P25">DEV#:STATus?</text:p>
      <text:p text:style-name="P25"><text:tab/><text:span text:style-name="T42">Запрос статуса готовности устройства.</text:span></text:p>
      <text:p text:style-name="P25"><text:tab/><text:span text:style-name="T14">Ответ:</text:span></text:p>
      <text:p text:style-name="P25"><text:tab/><text:span text:style-name="T14">0 – Ось готова.</text:span></text:p>
      <text:p text:style-name="P28"><text:tab/>1 – Ось не готова.</text:p>
      <text:p text:style-name="P25"/>
      <text:p text:style-name="P25">DEV#:ALM?</text:p>
      <text:p text:style-name="P25"><text:tab/><text:span text:style-name="T42">Запрос alarm-кода устройства (Зависит от типа устройства).</text:span></text:p>
      <text:p text:style-name="P44"/>
      <text:p text:style-name="P17"/>
      <text:p text:style-name="P38"><text:span text:style-name="T58">5</text:span>. <text:span text:style-name="T57">Система уведомлений</text:span> NCPI<text:span text:style-name="T43">.</text:span></text:p>
      <text:p text:style-name="P3"/>
      <text:p text:style-name="P3"><text:tab/><text:span text:style-name="T44">Система NCPI позволяет получать информацию о событиях, возникающих в устройстве без необходимости постоянного опроса устройств.</text:span></text:p>
      <text:p text:style-name="P3"/>
      <text:p text:style-name="P3"><text:tab/><text:span text:style-name="T44">NCPI реализует паттерн “подписка на сообщения”. Это означает, что по подключению к порту NCPI консоли, программа-оператор должна уведомить сервер о типах событий, уведомления о которых программа-оператор хотела бы получать. Гарантию доставки сообщений даёт использование протокола TCP.</text:span></text:p>
      <text:p text:style-name="P7"/>
      <text:p text:style-name="P7"/>
      <text:p text:style-name="P3"><text:span text:style-name="T44">Система NCPI имеет три типа сообщений:</text:span></text:p>
      <text:p text:style-name="P6"><text:tab/>- Простое событие.</text:p>
      <text:p text:style-name="P6"><text:tab/>- Изменение статуса.</text:p>
      <text:p text:style-name="P3"><text:tab/>- <text:span text:style-name="T44">Уведомление о неразрывных параметрах.</text:span></text:p>
      <text:p text:style-name="P3"/>
      <text:p text:style-name="P7"><text:tab/>Простое событие предполагает уведомление формата: EV:ENT <text:s/>и не несет никакой дополнительной информации, кроме факта возникновения события. <text:line-break/><text:span text:style-name="T57">Формат:</text:span></text:p>
      <text:p text:style-name="P5"><text:tab/>Включение подписки: <text:tab/>NOT:EV:ENT 1</text:p>
      <text:p text:style-name="P5"><text:span text:style-name="T57"><text:tab/>О</text:span>тключение подписки: <text:tab/>NOT:EV:ENT 0</text:p>
      <text:p text:style-name="P7"><text:span text:style-name="T45"><text:tab/>Уведомление:<text:tab/><text:tab/><text:tab/></text:span>EV:ENT</text:p>
      <text:p text:style-name="P6"/>
      <text:p text:style-name="P5"><text:span text:style-name="T57"><text:tab/>Событие </text:span>изменени<text:span text:style-name="T57">я</text:span> статуса возникает при изменении соответствующей переменной и передаёт связанную с ней строку, код или значение. </text:p>
      <text:p text:style-name="P4"><text:span text:style-name="T57">Формат:</text:span><text:line-break/><text:tab/>Включение подписки: <text:tab/>NOT:EV:ENT 1</text:p>
      <text:p text:style-name="P4"><text:tab/>Отключение подписки: <text:tab/>NOT:EV:ENT 0</text:p>
      <text:p text:style-name="P6"><text:span text:style-name="T45"><text:tab/>Уведомление:<text:tab/><text:tab/><text:tab/></text:span>EV:ENT <text:span text:style-name="T46">argument</text:span></text:p>
      <text:p text:style-name="P3"/>
      <text:p text:style-name="P3"><text:tab/><text:span text:style-name="T46">Уведомления о неразрывных параметрах предназначены для получения информации об изменении параметров, гладко изменяющихся с течением времени (например, текущее положение). Поддерживаются 2 типа подписки на такое сообщение:</text:span></text:p>
      <text:p text:style-name="P4"><text:tab/></text:p>
      <text:p text:style-name="P4"><text:tab/>- Уведомления через определенные интервалы времени:</text:p>
      <text:p text:style-name="P4"><text:tab/><text:tab/>Включение подписки: <text:tab/>NOT:EV:ENT TIMERED,1000</text:p>
      <text:p text:style-name="P4"><text:tab/><text:tab/>Отключение подписки: <text:tab/>NOT:EV:ENT 0</text:p>
      <text:p text:style-name="P3"><text:tab/><text:tab/><text:span text:style-name="T45">Уведомление:<text:tab/><text:tab/><text:tab/>EV:ENT argument</text:span></text:p>
      <text:p text:style-name="P3"/>
      <text:p text:style-name="P35"><text:span text:style-name="T5"><text:tab/></text:span><text:span text:style-name="T7">Параметр задается в миллисекундах. Важно отметить, что уведомления будут преходить через интервалы времени в общем случае превышающие установленный интервал, </text:span><text:span text:style-name="T8">т.к. событие генерируется в момент </text:span><text:span text:style-name="T9">получения ответа на</text:span><text:span text:style-name="T8"> запрос указанного параметра контролирующей системой. Это обеспечивает максимальную точность на момент получения уведомления, но не позволяет уверенно расчитать момент следующего уведомления. </text:span></text:p>
      <text:p text:style-name="P3"/>
      <text:p text:style-name="P4"><text:tab/>- Уведомления при изменении параметра на заданную дельту:</text:p>
      <text:p text:style-name="P4"><text:tab/><text:tab/>Включение подписки: <text:tab/>NOT:EV:ENT SMOOTH,5.4</text:p>
      <text:p text:style-name="P4"><text:tab/><text:tab/>Отключение подписки: <text:tab/>NOT:EV:ENT 0</text:p>
      <text:p text:style-name="P8"><text:tab/><text:tab/>Уведомление:<text:tab/><text:tab/><text:tab/>EV:ENT argument</text:p>
      <text:p text:style-name="P3"><text:tab/><text:span text:style-name="T47">Второй параметр – длина интервала.</text:span></text:p>
      <text:p text:style-name="P9"><text:soft-page-break/><text:tab/>Как и в случае с уведомлениями по истечению интервалов времени, сообщения отправляются в момент ответа на запрос контролирующей системы и дельта может превышать установленный интервал.</text:p>
      <text:p text:style-name="P3"/>
      <text:p text:style-name="P17"><text:span text:style-name="T58">6. NCPI перечень комманд:</text:span></text:p>
      <text:p text:style-name="P21">Вспомогательны<text:span text:style-name="T58">е</text:span> комманды SCPI канала:</text:p>
      <text:p text:style-name="P25">SYSTem:ERRor[:NEXT]?</text:p>
      <text:p text:style-name="P25"><text:tab/><text:span text:style-name="T12">Возврат следующего сообщения об ошибке.</text:span></text:p>
      <text:p text:style-name="P25"/>
      <text:p text:style-name="P25">SYSTem:ERRor:COUNt?</text:p>
      <text:p text:style-name="P25"><text:tab/><text:span text:style-name="T12">Количество ошибок в стеке.</text:span></text:p>
      <text:p text:style-name="P25"/>
      <text:p text:style-name="P25">SYSTem:VERSion?</text:p>
      <text:p text:style-name="P10"><text:tab/><text:span text:style-name="T12">Версия SCPI протокола.</text:span></text:p>
      <text:p text:style-name="P10"/>
      <text:p text:style-name="P21"><text:span text:style-name="T48">Уведомления</text:span>:</text:p>
      <text:p text:style-name="P11">NOT:SYSTem:<text:span text:style-name="T49">STATus</text:span></text:p>
      <text:p text:style-name="P11"><text:tab/><text:span text:style-name="T50">Уведомление о готовности системы.</text:span></text:p>
      <text:p text:style-name="P25"><text:tab/><text:span text:style-name="T51">Параметр:</text:span></text:p>
      <text:p text:style-name="P34"><text:tab/>0 – <text:span text:style-name="T49">Готов</text:span>,</text:p>
      <text:p text:style-name="P12"><text:tab/>1 - <text:s/><text:span text:style-name="T49">Не готов</text:span>,</text:p>
      <text:p text:style-name="P10"/>
      <text:p text:style-name="P11">NOT:<text:span text:style-name="T52">AXIS#</text:span>:<text:span text:style-name="T49">STATus</text:span></text:p>
      <text:p text:style-name="P11"><text:tab/><text:span text:style-name="T50">Уведомление о готовности оси.</text:span></text:p>
      <text:p text:style-name="P25"><text:tab/><text:span text:style-name="T51">Параметр:</text:span></text:p>
      <text:p text:style-name="P34"><text:tab/>0 – <text:span text:style-name="T49">Готов</text:span>,</text:p>
      <text:p text:style-name="P12"><text:tab/>1 - <text:s/><text:span text:style-name="T49">Не готов</text:span>,</text:p>
      <text:p text:style-name="P10"/>
      <text:p text:style-name="P11">NOT:<text:span text:style-name="T52">DEV#</text:span>:<text:span text:style-name="T49">STATus</text:span></text:p>
      <text:p text:style-name="P11"><text:tab/><text:span text:style-name="T50">Уведомление о готовности устройства.</text:span></text:p>
      <text:p text:style-name="P25"><text:tab/><text:span text:style-name="T51">Параметр:</text:span></text:p>
      <text:p text:style-name="P34"><text:tab/>0 – <text:span text:style-name="T49">Готов</text:span>,</text:p>
      <text:p text:style-name="P12"><text:tab/>1 - <text:s/><text:span text:style-name="T49">Не готов</text:span>,</text:p>
      <text:p text:style-name="P11"/>
      <text:p text:style-name="P13">NOT:AXIS#:POSition</text:p>
      <text:p text:style-name="P11"><text:tab/><text:span text:style-name="T50">Уведомление о положении по оси.</text:span></text:p>
      <text:p text:style-name="P10"/>
      <text:p text:style-name="P13">NOT:AXIS#:<text:span text:style-name="T53">U</text:span>POSition</text:p>
      <text:p text:style-name="P11"><text:tab/><text:span text:style-name="T50">Уведомление о положении по оси в единицах unit.</text:span></text:p>
      <text:p text:style-name="P21"/>
      <text:p text:style-name="P13">NOT:AXIS#:<text:span text:style-name="T51">OPSTATus</text:span></text:p>
      <text:p text:style-name="P11"><text:tab/><text:span text:style-name="T51">Уведомление о статусе операции.</text:span></text:p>
      <text:p text:style-name="P25"><text:tab/><text:span text:style-name="T51">Параметр:</text:span></text:p>
      <text:p text:style-name="P34"><text:tab/>0 – Нет операции,</text:p>
      <text:p text:style-name="P34"><text:tab/>1 - <text:s/>Задание на движение,</text:p>
      <text:p text:style-name="P34"><text:tab/>2 – <text:span text:style-name="T39">Режим сканирования</text:span>,</text:p>
      <text:p text:style-name="P34"/>
      <text:p text:style-name="P13">NOT:AXIS#:<text:span text:style-name="T51">OPSTOPtype</text:span></text:p>
      <text:p text:style-name="P11"><text:tab/><text:span text:style-name="T51">Уведомление о типе прерывания последней операции.</text:span></text:p>
      <text:p text:style-name="P25"><text:tab/><text:span text:style-name="T51">Параметр:</text:span></text:p>
      <text:p text:style-name="P34"><text:tab/>0 – <text:span text:style-name="T54">операция начата</text:span>,</text:p>
      <text:p text:style-name="P34"><text:tab/>1 - <text:s/><text:span text:style-name="T54">нормальное завершение операции</text:span>,</text:p>
      <text:p text:style-name="P34"><text:soft-page-break/><text:tab/>2 – <text:span text:style-name="T54">операция завершена командой стоп</text:span>,</text:p>
      <text:p text:style-name="P34"><text:tab/><text:span text:style-name="T54">3 </text:span>– <text:span text:style-name="T54">аварийное завершение операции</text:span>,</text:p>
      <text:p text:style-name="P14"/>
      <text:p text:style-name="P14">NOT:AXIS#:SCAN:<text:span text:style-name="T54">LSWItch</text:span></text:p>
      <text:p text:style-name="P14"><text:tab/><text:span text:style-name="T54">Уведомление об изменении статуса концевых датчик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5:18:03.838538403</meta:creation-date>
    <dc:date>2018-01-19T15:35:43.776616615</dc:date>
    <meta:editing-duration>PT17M33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9" meta:paragraph-count="228" meta:word-count="966" meta:character-count="8048" meta:non-whitespace-character-count="7087"/>
  </office:meta>
</office:document-meta>
</file>